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82H38M18.028S" calcext:value-type="time">
            <text:p>482:38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3H22M03.05S" calcext:value-type="time">
            <text:p>03:22</text:p>
          </table:table-cell>
          <table:table-cell table:style-name="ce3"/>
          <table:table-cell office:value-type="string" calcext:value-type="string">
            <text:p>Item trail cleanup, aim trail instant update, “skeletons”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11H39M03.354S" calcext:value-type="time">
            <text:p>11:3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 style:data-style-name="N2" text:time-value="08:08:44.3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9T14:37:01.604000000</dc:date>
    <dc:creator>Benjamin Laws</dc:creator>
    <meta:editing-duration>P20DT2H44M40S</meta:editing-duration>
    <meta:editing-cycles>547</meta:editing-cycles>
    <meta:generator>LibreOffice/7.2.6.2$Windows_X86_64 LibreOffice_project/b0ec3a565991f7569a5a7f5d24fed7f52653d754</meta:generator>
    <meta:document-statistic meta:table-count="2" meta:cell-count="752" meta:object-count="0"/>
  </office:meta>
</office:document-meta>
</file>